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ehavior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string">
            <text:p>an invalid character is submitted</text:p>
          </table:table-cell>
          <table:table-cell office:value-type="string">
            <text:p>/a-z/</text:p>
          </table:table-cell>
          <table:table-cell office:value-type="string">
            <text:p>“not a number”</text:p>
          </table:table-cell>
        </table:table-row>
        <table:table-row table:style-name="ro1">
          <table:table-cell office:value-type="string">
            <text:p>a single symbolic number</text:p>
          </table:table-cell>
          <table:table-cell office:value-type="float" office:value="100">
            <text:p>10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a double symbolic number</text:p>
          </table:table-cell>
          <table:table-cell office:value-type="float" office:value="101">
            <text:p>101</text:p>
          </table:table-cell>
          <table:table-cell office:value-type="string">
            <text:p>CI</text:p>
          </table:table-cell>
        </table:table-row>
        <table:table-row table:style-name="ro1">
          <table:table-cell office:value-type="string">
            <text:p>a triple symbolic number</text:p>
          </table:table-cell>
          <table:table-cell office:value-type="float" office:value="106">
            <text:p>106</text:p>
          </table:table-cell>
          <table:table-cell office:value-type="string">
            <text:p>CVI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4/02/2020</text:date>, <text:time>11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Downs</meta:initial-creator>
    <meta:creation-date>2020-04-02T10:24:40</meta:creation-date>
    <dc:date>2020-04-02T11:14:10</dc:date>
    <dc:creator>Sean Downs</dc:creator>
    <meta:editing-duration>PT49M30S</meta:editing-duration>
    <meta:editing-cycles>2</meta:editing-cycles>
    <meta:generator>OpenOffice/4.1.7$Unix OpenOffice.org_project/417m1$Build-9800</meta:generator>
    <meta:document-statistic meta:table-count="3" meta:cell-count="15" meta:object-count="0"/>
  </office:meta>
</office:document-meta>
</file>